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3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incinnati April 23<text:span text:style-name="T2">d </text:span><text:span text:style-name="T3">1893/</text:span></text:p>
      <text:p text:style-name="P2"><text:span text:style-name="T3">Rev</text:span><text:span text:style-name="T2">d</text:span><text:span text:style-name="T3"> Dr. S. Morais./</text:span></text:p>
      <text:p text:style-name="P2"><text:span text:style-name="T3"><text:tab/>Philadelphia/</text:span></text:p>
      <text:p text:style-name="P2"><text:span text:style-name="T3">My dear valued friend,/</text:span></text:p>
      <text:p text:style-name="P2"><text:span text:style-name="T3"><text:tab/>I trust you will not think it/ any remissness on my part by not ten-/dering to you my congratulations on/ the event of your attaining the "three/ score and ten years" of your life. <text:s/>I was/ not aware of its occurrence until it met/ my eye in the columns of our our[sic!] weekly/ journals, as it is never too late to do a good/ act. <text:s/>I trust you will now accept my and/ dear family heartfelt congratulations on/</text:span></text:p>
      <text:p text:style-name="P2"><text:span text:style-name="T3"/></text:p>
      <text:p text:style-name="P2"><text:span text:style-name="T3">[Page 2]</text:span></text:p>
      <text:p text:style-name="P2"><text:span text:style-name="T3">this joyous occassion[sic!], and although our/ Psalmist says "The days of our life are thr-/eescore and ten years, and by season of stren-/ght[sic!] they be four score years, yet is their/ pride weariness and </text:span><text:soft-page-break/><text:span text:style-name="T3">sorrow;" we can on-/ly wish with a fervent prayer to almighty/ god that your future years may be joy/ and gladness surrounded by your dear/ family of children and grand-children,/ that all your plans and anticipations/ may be realized in your days to be a/ solace to you in your declining years,/ and that health and happiness may always/ predominate in your midst./</text:span></text:p>
      <text:p text:style-name="P2"><text:span text:style-name="T3">My dear friend you know I have/ passed that length of days allotted to life,/ and although by course of events in my/</text:span></text:p>
      <text:p text:style-name="P2"><text:span text:style-name="T3"/></text:p>
      <text:p text:style-name="P2"><text:span text:style-name="T3">[Page 3]</text:span></text:p>
      <text:p text:style-name="P2"><text:span text:style-name="T3">dear family which by course of nature has/ unfortunately occurred, still I am in-/deed thankful to our heavenly father/ for His goodness toward me and my/ dear family, I have really been blest/ when I look around and see how/ many poor creatures at my age are/ decrepid[sic!] and drink from the cup of/ sorrow to its dregs, whilst my cup/ in a measure has been overflowing/ with pleasure surrounded by my dear/ children, grand and great-grand chil-/dren. <text:s/>May God grant that your future/ years (that I hope you may be blest/ with) may be crowned with no less plea-/sure than has mine been to the present/ day. <text:s/>I really ought not wish you/</text:span></text:p>
      <text:p text:style-name="P2"><text:span text:style-name="T3"/></text:p>
      <text:p text:style-name="P2"><text:span text:style-name="T3">[Page 4]</text:span></text:p>
      <text:p text:style-name="P2"><text:span text:style-name="T3">a continuance of the arduous duties/ you now perform, but trust the day/ is not far distant that you may be/ relieved from its performance, I am/ not ignorant of the fact that circumsta/nces at present may render its continu-/ance imperative, we often are confron-/ted with the old adage "It is a long lane/ that has no turn" as you have traversed/ the lane so long, I trust you may soon/ find its turn./</text:span></text:p>
      <text:p text:style-name="P2"><text:span text:style-name="T3"><text:tab/>I hope the "Morais Library" scheme/ will be a success. <text:s/>May God bless you/ with long life endowed with health and/ happiness, and with love from all to/ all you and dear ones. <text:s/>I am as ever/ yours truly &amp;c Jacob Ezeki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14:33.71</meta:creation-date>
    <meta:document-statistic meta:table-count="0" meta:image-count="0" meta:object-count="0" meta:page-count="3" meta:paragraph-count="74" meta:word-count="613" meta:character-count="3742"/>
    <dc:date>2011-12-08T12:27:24.20</dc:date>
    <dc:creator>Penn Libraries</dc:creator>
    <meta:editing-duration>PT00H12M50S</meta:editing-duration>
    <meta:editing-cycles>1</meta:editing-cycles>
    <meta:generator>OpenOffice.org/3.2$Win32 OpenOffice.org_project/320m12$Build-9483</meta:generator>
  </office:meta>
</office:document-meta>
</file>